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Dialog1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>
    <office:event-listeners>
      <script:event-listener script:language="ooo:script" script:event-name="office:start-app" xlink:href="" xlink:type="simple"/>
      <script:event-listener script:language="ooo:script" script:event-name="office:close-app" xlink:href="" xlink:type="simple"/>
      <script:event-listener script:language="ooo:script" script:event-name="office:new" xlink:href="" xlink:type="simple"/>
      <script:event-listener script:language="ooo:script" script:event-name="office:load-finished" xlink:href="" xlink:type="simple"/>
      <script:event-listener script:language="ooo:script" script:event-name="dom:load" xlink:href="" xlink:type="simple"/>
      <script:event-listener script:language="ooo:script" script:event-name="office:prepare-unload" xlink:href="" xlink:type="simple"/>
      <script:event-listener script:language="ooo:script" script:event-name="dom:unload" xlink:href="" xlink:type="simple"/>
      <script:event-listener script:language="ooo:script" script:event-name="office:save" xlink:href="" xlink:type="simple"/>
      <script:event-listener script:language="ooo:script" script:event-name="office:save-done" xlink:href="" xlink:type="simple"/>
      <script:event-listener script:language="ooo:script" script:event-name="office:save-as" xlink:href="" xlink:type="simple"/>
      <script:event-listener script:language="ooo:script" script:event-name="office:save-as-done" xlink:href="" xlink:type="simple"/>
      <script:event-listener script:language="ooo:script" script:event-name="office:copy-to" xlink:href="" xlink:type="simple"/>
      <script:event-listener script:language="ooo:script" script:event-name="office:copy-to-done" xlink:href="" xlink:type="simple"/>
      <script:event-listener script:language="ooo:script" script:event-name="dom:DOMFocusIn" xlink:href="" xlink:type="simple"/>
      <script:event-listener script:language="ooo:script" script:event-name="dom:DOMFocusOut" xlink:href="" xlink:type="simple"/>
      <script:event-listener script:language="ooo:script" script:event-name="office:print" xlink:href="" xlink:type="simple"/>
      <script:event-listener script:language="ooo:script" script:event-name="office:view-created" xlink:href="" xlink:type="simple"/>
      <script:event-listener script:language="ooo:script" script:event-name="office:prepare-view-closing" xlink:href="" xlink:type="simple"/>
      <script:event-listener script:language="ooo:script" script:event-name="office:view-close" xlink:href="" xlink:type="simple"/>
      <script:event-listener script:language="ooo:script" script:event-name="office:modify-changed" xlink:href="" xlink:type="simple"/>
      <script:event-listener script:language="ooo:script" script:event-name="office:visarea-changed" xlink:href="" xlink:type="simple"/>
    </office:event-listeners>
  </office:scripts>
  <office:font-face-decls>
    <style:font-face style:name="Courier" svg:font-family="Courier" style:font-adornments="Standard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6.58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d320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=C1&amp;C2</text:p>
          </table:table-cell>
          <table:table-cell office:value-type="string">
            <text:p>setString(sItem)</text:p>
          </table:table-cell>
          <table:table-cell office:value-type="string">
            <text:p><text:a xlink:href="vnd.sun.star.script:Standard.Module1.Main?language=Basic&amp;location=document">CLICK ME</text:a>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[.C1]&amp;[.C2]" office:value-type="string" office:string-value="CLICK ME Please">
            <text:p>CLICK ME Please</text:p>
          </table:table-cell>
          <table:table-cell office:value-type="string">
            <text:p>setFormula(sItem)</text:p>
          </table:table-cell>
          <table:table-cell office:value-type="string">
            <text:p><text:s/>Please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table:formula="of:=[.C1]&amp;[.C2]" office:value-type="string" office:string-value="CLICK ME Please">
            <text:p>CLICK ME Please</text:p>
          </table:table-cell>
          <table:table-cell office:value-type="string">
            <text:p>FormulaLocal = sItem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etValue(iPosition)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" svg:font-family="Courier" style:font-adornments="Standard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date-style style:name="N108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5000" number:language="de" number:country="DE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number-style style:name="N15000" number:language="en" number:country="US">
      <number:number number:min-integer-digits="1"/>
    </number:number-style>
    <number:number-style style:name="N20000" number:language="en" number:country="GB">
      <number:number number:min-integer-digits="1"/>
    </number:number-style>
    <number:number-style style:name="N111P0" style:volatile="true">
      <number:text/>
    </number:number-style>
    <number:number-style style:name="N111P1" style:volatile="true">
      <number:text/>
    </number:number-style>
    <number:number-style style:name="N111P2" style:volatile="true">
      <number:text/>
    </number:number-style>
    <number:text-style style:name="N111">
      <number:text/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  </number:text>
    </number:number-style>
    <number:number-style style:name="N115">
      <number:text>-</number:text>
      <number:number number:decimal-places="0" number:min-integer-digits="1" number:grouping="true"/>
      <number:text>   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  <number:text>   </number:text>
    </number:number-style>
    <number:number-style style:name="N116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  </number:text>
    </number:number-style>
    <number:number-style style:name="N118">
      <number:text>-</number:text>
      <number:number number: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number-style style:name="N121">
      <number:scientific-number number:decimal-places="1" number:min-integer-digits="1" number:min-exponent-digits="1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4P0"/>
    </number:number-style>
    <number:number-style style:name="N125">
      <number:number number:decimal-places="2" number:min-integer-digits="1" number:grouping="true"/>
      <number:text> €</number:text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number:number number:decimal-places="2" number:min-integer-digits="1" number:grouping="true"/>
      <number:text> € </number:text>
    </number:number-style>
    <number:number-style style:name="N139P2" style:volatile="true">
      <number:text> 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number number:decimal-places="0" number:min-integer-digits="6"/>
    </number:number-style>
    <number:number-style style:name="N145">
      <number:text>Edit Time</number:text>
    </number:number-style>
    <number:currency-style style:name="N147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47">
      <style:text-properties fo:color="#00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49">
      <style:text-properties fo:color="#00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51">
      <style:text-properties fo:color="#00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5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55P0"/>
    </number:currency-style>
    <number:currency-style style:name="N15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6">
      <style:text-properties fo:color="#00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56P0"/>
    </number:currency-style>
    <number:currency-style style:name="N15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7">
      <style:text-properties fo:color="#00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59">
      <style:text-properties fo:color="#00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59P0"/>
    </number:currency-style>
    <number:currency-style style:name="N16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0">
      <style:text-properties fo:color="#00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0P0"/>
    </number:currency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">
      <number:text>-</number:text>
      <number:number number: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">
      <style:text-properties fo:color="#000000"/>
      <number:text>-</number:text>
      <number:number number:decimal-places="0" number:min-integer-digits="1" number:grouping="true"/>
      <number:text> </number:text>
      <style:map style:condition="value()&gt;=0" style:apply-style-name="N163P0"/>
    </number:number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">
      <number:text>-</number:text>
      <number:number number:decimal-places="2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">
      <style:text-properties fo:color="#000000"/>
      <number:text>-</number:text>
      <number:number number:decimal-places="2" number:min-integer-digits="1" number:grouping="true"/>
      <number:text> </number:text>
      <style:map style:condition="value()&gt;=0" style:apply-style-name="N166P0"/>
    </number:number-style>
    <number:number-style style:name="N168P0" style:volatile="true">
      <number:number number:decimal-places="0" number:min-integer-digits="1" number:grouping="true"/>
      <number:text> DM</number:text>
    </number:number-style>
    <number:number-style style:name="N168">
      <number:text>-</number:text>
      <number:number number:decimal-places="0" number:min-integer-digits="1" number:grouping="true"/>
      <number:text> DM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DM</number:text>
    </number:number-style>
    <number:number-style style:name="N169">
      <style:text-properties fo:color="#000000"/>
      <number:text>-</number:text>
      <number:number number:decimal-places="0" number:min-integer-digits="1" number:grouping="true"/>
      <number:text> DM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DM</number:text>
    </number:number-style>
    <number:number-style style:name="N171">
      <number:text>-</number:text>
      <number:number number:decimal-places="2" number:min-integer-digits="1" number:grouping="true"/>
      <number:text> DM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DM</number:text>
    </number:number-style>
    <number:number-style style:name="N172">
      <style:text-properties fo:color="#000000"/>
      <number:text>-</number:text>
      <number:number number:decimal-places="2" number:min-integer-digits="1" number:grouping="true"/>
      <number:text> DM</number:text>
      <style:map style:condition="value()&gt;=0" style:apply-style-name="N172P0"/>
    </number:number-style>
    <number:number-style style:name="N174P0" style:volatile="true">
      <number:number number:decimal-places="0" number:min-integer-digits="1" number:grouping="true"/>
      <number:text> DM</number:text>
    </number:number-style>
    <number:number-style style:name="N174P1" style:volatile="true">
      <number:text>-</number:text>
      <number:number number:decimal-places="0" number:min-integer-digits="1" number:grouping="true"/>
      <number:text> DM</number:text>
    </number:number-style>
    <number:number-style style:name="N174">
      <number:text>- DM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-</number:text>
      <number:number number:decimal-places="0" number:min-integer-digits="1" number:grouping="true"/>
      <number:text> </number:text>
    </number:number-style>
    <number:number-style style:name="N176">
      <number:text>- 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number number:decimal-places="2" number:min-integer-digits="1" number:grouping="true"/>
      <number:text> DM</number:text>
    </number:number-style>
    <number:number-style style:name="N178P1" style:volatile="true">
      <number:text>-</number:text>
      <number:number number:decimal-places="2" number:min-integer-digits="1" number:grouping="true"/>
      <number:text> DM</number:text>
    </number:number-style>
    <number:number-style style:name="N178">
      <number:text>-</number:text>
      <number:number number:decimal-places="0" number:min-integer-digits="0"/>
      <number:text> DM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number number:decimal-places="2" number:min-integer-digits="1" number:grouping="true"/>
      <number:text> </number:text>
    </number:number-style>
    <number:number-style style:name="N180P1" style:volatile="true">
      <number:text>-</number:text>
      <number:number number:decimal-places="2" number:min-integer-digits="1" number:grouping="true"/>
      <number:text> </number:text>
    </number:number-style>
    <number:number-style style:name="N180">
      <number:text>-</number:text>
      <number:number number:decimal-places="0" number:min-integer-digits="0"/>
      <number:text> </number:text>
      <style:map style:condition="value()&gt;0" style:apply-style-name="N180P0"/>
      <style:map style:condition="value()&lt;0" style:apply-style-name="N180P1"/>
    </number:number-style>
    <number:date-style style:name="N181">
      <number:year/>
      <number:text>-</number:text>
      <number:month number:style="long"/>
    </number:date-style>
    <number:currency-style style:name="N182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82"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82P0"/>
    </number:currency-style>
    <number:currency-style style:name="N18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83"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83P0"/>
    </number:currency-style>
    <number:currency-style style:name="N184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84"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84P0"/>
    </number:currency-style>
    <number:currency-style style:name="N185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85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85P0"/>
    </number:currency-style>
    <number:currency-style style:name="N18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8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86P0"/>
    </number:currency-style>
    <number:currency-style style:name="N18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8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87P0"/>
    </number:currency-style>
    <number:number-style style:name="N188P0" style:volatile="true">
      <number:number number:decimal-places="0" number:min-integer-digits="1" number:grouping="true"/>
      <number:text> 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88P0"/>
    </number:number-style>
    <number:number-style style:name="N189P0" style:volatile="true">
      <number:number number:decimal-places="2" number:min-integer-digits="1" number:grouping="true"/>
      <number:text> </number:text>
    </number:number-style>
    <number:number-style style:name="N18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89P0"/>
    </number:number-style>
    <number:number-style style:name="N190P0" style:volatile="true">
      <number:number number:decimal-places="0" number:min-integer-digits="1" number:grouping="true"/>
      <number:text> DM</number:text>
    </number:number-style>
    <number:number-style style:name="N19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DM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91P0"/>
    </number:number-style>
    <number:date-style style:name="N192">
      <number:year/>
      <number:text> </number:text>
      <number:month number:style="long"/>
      <number:text> </number:text>
      <number:day-of-week/>
      <number:text> </number:text>
      <number:day number:style="long"/>
    </number:date-style>
    <number:currency-style style:name="N194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94"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94P0"/>
    </number:currency-style>
    <number:currency-style style:name="N196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96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96P0"/>
    </number:currency-style>
    <number:currency-style style:name="N197P0" style:volatile="true">
      <number:currency-symbol number:language="en" number:country="AU">$</number:currency-symbol>
      <number:number number:decimal-places="0" number:min-integer-digits="1" number:grouping="true"/>
    </number:currency-style>
    <number:currency-style style:name="N197">
      <style:text-properties fo:color="#ff0000"/>
      <number:text>-</number:text>
      <number:currency-symbol number:language="en" number:country="AU">$</number:currency-symbol>
      <number:number number:decimal-places="0" number:min-integer-digits="1" number:grouping="true"/>
      <style:map style:condition="value()&gt;=0" style:apply-style-name="N197P0"/>
    </number:currency-style>
    <number:currency-style style:name="N198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98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98P0"/>
    </number:currency-style>
    <number:currency-style style:name="N200P0" style:volatile="true">
      <number:currency-symbol number:language="en" number:country="AU">$</number:currency-symbol>
      <number:number number:decimal-places="2" number:min-integer-digits="1" number:decimal-replacement="--" number:grouping="true"/>
    </number:currency-style>
    <number:currency-style style:name="N200">
      <style:text-properties fo:color="#ff0000"/>
      <number:text>-</number:text>
      <number:currency-symbol number:language="en" number:country="AU">$</number:currency-symbol>
      <number:number number:decimal-places="2" number:min-integer-digits="1" number:decimal-replacement="--" number:grouping="true"/>
      <style:map style:condition="value()&gt;=0" style:apply-style-name="N200P0"/>
    </number:currency-style>
    <number:currency-style style:name="N202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202"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202P0"/>
    </number:currency-style>
    <number:currency-style style:name="N204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204"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204P0"/>
    </number:currency-style>
    <number:currency-style style:name="N205P0" style:volatile="true">
      <number:currency-symbol number:language="ms" number:country="MY">RM</number:currency-symbol>
      <number:number number:decimal-places="0" number:min-integer-digits="1" number:grouping="true"/>
    </number:currency-style>
    <number:currency-style style:name="N205">
      <style:text-properties fo:color="#ff0000"/>
      <number:text>-</number:text>
      <number:currency-symbol number:language="ms" number:country="MY">RM</number:currency-symbol>
      <number:number number:decimal-places="0" number:min-integer-digits="1" number:grouping="true"/>
      <style:map style:condition="value()&gt;=0" style:apply-style-name="N205P0"/>
    </number:currency-style>
    <number:currency-style style:name="N206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206">
      <style:text-properties fo:color="#ff0000"/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206P0"/>
    </number:currency-style>
    <number:currency-style style:name="N208P0" style:volatile="true">
      <number:currency-symbol number:language="ms" number:country="MY">RM</number:currency-symbol>
      <number:number number:decimal-places="2" number:min-integer-digits="1" number:decimal-replacement="--" number:grouping="true"/>
    </number:currency-style>
    <number:currency-style style:name="N208">
      <style:text-properties fo:color="#ff0000"/>
      <number:text>-</number:text>
      <number:currency-symbol number:language="ms" number:country="MY">RM</number:currency-symbol>
      <number:number number:decimal-places="2" number:min-integer-digits="1" number:decimal-replacement="--" number:grouping="true"/>
      <style:map style:condition="value()&gt;=0" style:apply-style-name="N208P0"/>
    </number:currency-style>
    <number:date-style style:name="N5108" number:language="de" number:country="DE" number:title="ISO &amp; weekday">
      <number:year number:style="long"/>
      <number:text>-</number:text>
      <number:month number:style="long"/>
      <number:text>-</number:text>
      <number:day number:style="long"/>
      <number:text> </number:text>
      <number:day-of-week/>
    </number:date-style>
    <number:currency-style style:name="N10107P0" style:volatile="true" number:language="fr" number:country="B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107" number:language="fr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107P0"/>
    </number:currency-style>
    <number:date-style style:name="N20106" number:language="en" number:country="GB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25108" number:language="ja" number:country="JP">
      <number:day/>
      <number:text>/</number:text>
      <number:month/>
      <number:text>/</number:text>
      <number:year/>
    </number:date-style>
    <number:date-style style:name="N2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5111" number:language="ja" number:country="JP">
      <number:month/>
      <number:text>月</number:text>
      <number:day/>
      <number:text>日</number:text>
    </number:date-style>
    <number:date-style style:name="N2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umnLabel" style:family="table-cell" style:parent-style-name="Default" style:data-style-name="N100">
      <style:table-cell-properties fo:background-color="#800080" style:cell-protect="protected" style:print-content="true" style:text-align-source="fix" style:repeat-content="false" style:vertical-align="middle"/>
      <style:paragraph-properties fo:text-align="center"/>
      <style:text-properties fo:color="#e6ff00" style:font-name="Arial" fo:font-size="11pt" fo:font-style="italic" fo:font-weight="bold" style:font-style-asian="italic" style:font-style-complex="italic"/>
    </style:style>
    <style:style style:name="CurrEUR" style:family="table-cell" style:parent-style-name="Default" style:data-style-name="N5107">
      <style:table-cell-properties fo:background-color="#ffcc99"/>
    </style:style>
    <style:style style:name="ISODate" style:family="table-cell" style:parent-style-name="Default" style:data-style-name="N84">
      <style:table-cell-properties fo:background-color="#ffff99"/>
      <style:text-properties style:font-name="Courier"/>
    </style:style>
    <style:style style:name="Error" style:family="table-cell" style:parent-style-name="Default">
      <style:table-cell-properties fo:background-color="#ff3366"/>
      <style:text-properties fo:color="#e6ff00" style:text-line-through-style="solid" fo:language="zxx" fo:country="none"/>
    </style:style>
    <style:style style:name="ISODate_2b_" style:display-name="ISODate+" style:family="table-cell" style:parent-style-name="ISODate" style:data-style-name="N108"/>
    <style:style style:name="ISODateTime" style:family="table-cell" style:parent-style-name="ISODate" style:data-style-name="N109"/>
    <style:style style:name="TextNoLang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  <style:text-properties fo:language="zxx" fo:country="none"/>
    </style:style>
    <style:style style:name="TextEN" style:family="table-cell" style:parent-style-name="TextNoLang">
      <style:text-properties fo:language="en" fo:country="GB"/>
    </style:style>
    <style:style style:name="myFixedFont" style:family="table-cell" style:parent-style-name="Default">
      <style:text-properties style:font-name="Courier"/>
    </style:style>
    <style:style style:name="Time" style:family="table-cell" style:parent-style-name="ISODate" style:data-style-name="N41">
      <style:table-cell-properties fo:background-color="#ffff99"/>
      <style:text-properties style:font-name="Courier"/>
    </style:style>
    <style:style style:name="en_5f_US" style:display-name="en_US" style:family="table-cell" style:parent-style-name="Default" style:data-style-name="N15000">
      <style:table-cell-properties fo:background-color="#ccccff"/>
      <style:text-properties fo:language="en" fo:country="US"/>
    </style:style>
    <style:style style:name="TextDE" style:family="table-cell" style:parent-style-name="TextNoLang">
      <style:text-properties fo:language="de" fo:country="DE"/>
    </style:style>
    <style:style style:name="en_5f_UK" style:display-name="en_UK" style:family="table-cell" style:parent-style-name="en_5f_US" style:data-style-name="N20000">
      <style:table-cell-properties fo:background-color="#ccffff"/>
    </style:style>
    <style:style style:name="de_5f_DE" style:display-name="de_DE" style:family="table-cell" style:parent-style-name="Default" style:data-style-name="N500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26.02.2012</text:date>, <text:time>00:47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dc:title>CalcDefault</dc:title>
    <meta:creation-date>2012-02-26T00:19:57</meta:creation-date>
    <meta:editing-cycles>12</meta:editing-cycles>
    <meta:editing-duration>PT21M49S</meta:editing-duration>
    <meta:initial-creator>Andreas Säger</meta:initial-creator>
    <dc:date>2012-02-26T00:47:42</dc:date>
    <dc:creator>Andreas Säger</dc:creator>
    <meta:document-statistic meta:table-count="1" meta:cell-count="12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CalcDefault" xlink:href="../../../home/andreas/.libreoffice/3/user/template/CalcDefault.ots" meta:date="2012-02-26T00:19:5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DialogLibraries.loadLibrary("Standard")
oDialog1 = CreateUnoDialog(DialogLibraries.Standard.Dialog1)
oDialog1.execute()
End Sub

Sub list_Changed(e)
sItem = e.Source.getSelectedItem()
iPosition = e.Source.getSelectedItemPos()
c = ThisComponent.Sheets.getCellByPosition(0,0,0)
c.setString(sItem)
c = ThisComponent.Sheets.getCellByPosition(0,1,0)
c.setFormula(sItem)
c = ThisComponent.Sheets.getCellByPosition(0,2,0)
c.FormulaLocal = sItem
c = ThisComponent.Sheets.getCellByPosition(0,3,0)
c.setValue(iPosition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45" dlg:top="95" dlg:width="98" dlg:height="149" dlg:closeable="true" dlg:moveable="true">
  <dlg:bulletinboard>
    <dlg:menulist dlg:id="ListBox1" dlg:tab-index="0" dlg:left="5" dlg:top="9" dlg:width="75" dlg:height="84">
      <dlg:menupopup>
        <dlg:menuitem dlg:value="A"/>
        <dlg:menuitem dlg:value="'23"/>
        <dlg:menuitem dlg:value="1.234"/>
        <dlg:menuitem dlg:value="1,234"/>
        <dlg:menuitem dlg:value="2010-12-31"/>
        <dlg:menuitem dlg:value="=SUM(D1:D2)"/>
        <dlg:menuitem dlg:value="=C1&amp;C2"/>
      </dlg:menupopup>
      <script:event script:event-name="on-itemstatechange" script:macro-name="vnd.sun.star.script:Standard.Module1.list_Changed?language=Basic&amp;location=document" script:language="Script"/>
    </dlg:menulist>
    <dlg:button dlg:id="CommandButton1" dlg:tab-index="1" dlg:left="30" dlg:top="106" dlg:width="45" dlg:height="21" dlg:default="true" dlg:value="OK" dlg:button-type="ok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